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0.523cm" table:align="left"/>
    </style:style>
    <style:style style:name="Tabla1.A" style:family="table-column">
      <style:table-column-properties style:column-width="2.494cm"/>
    </style:style>
    <style:style style:name="Tabla1.B" style:family="table-column">
      <style:table-column-properties style:column-width="8.029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6.694cm" table:align="left"/>
    </style:style>
    <style:style style:name="Tabla2.A" style:family="table-column">
      <style:table-column-properties style:column-width="3.634cm"/>
    </style:style>
    <style:style style:name="Tabla2.B" style:family="table-column">
      <style:table-column-properties style:column-width="3.06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rsid="00052ffb" officeooo:paragraph-rsid="00052ffb"/>
    </style:style>
    <style:style style:name="P2" style:family="paragraph" style:parent-style-name="Standard">
      <style:text-properties officeooo:rsid="00052ffb" officeooo:paragraph-rsid="00052ffb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yecto integrado DAW</text:p>
      <text:p text:style-name="P2"/>
      <text:p text:style-name="P2">Documentación</text:p>
      <text:p text:style-name="P2"/>
      <text:p text:style-name="P2">3. Configuración del entorno de trabajo (inicio Fase II)</text:p>
      <text:p text:style-name="P2">3.1. Estructura general del proyecto</text:p>
      <text:p text:style-name="P2"/>
      <text:p text:style-name="P2">El desarrollo del proyecto se ha organizado de manera que tanto el backend (Django + PostgreSQL) como el frontend (Angular) compartan una misma raíz común, lo que permite una gestión más eficiente del control de versiones y facilita la integración entre ambos entornos.</text:p>
      <text:p text:style-name="P2"/>
      <text:p text:style-name="P2">La estructura inicial del proyecto es la siguiente:</text:p>
      <text:p text:style-name="P2"/>
      <text:p text:style-name="P2">/home/tpons/Documentos/proyecto_agencia/</text:p>
      <text:p text:style-name="P2">├── backend/</text:p>
      <text:p text:style-name="P2">│ <text:s text:c="2"/>├── venv/ <text:s text:c="21"/>→ Entorno virtual de Python</text:p>
      <text:p text:style-name="P2">│ <text:s text:c="2"/>└── travel_agency/ <text:s text:c="12"/>→ Proyecto Django principal</text:p>
      <text:p text:style-name="P2">│ <text:s text:c="6"/>├── manage.py</text:p>
      <text:p text:style-name="P2">│ <text:s text:c="6"/>├── settings.py</text:p>
      <text:p text:style-name="P2">│ <text:s text:c="6"/>├── urls.py</text:p>
      <text:p text:style-name="P2">│ <text:s text:c="6"/>├── asgi.py</text:p>
      <text:p text:style-name="P2">│ <text:s text:c="6"/>├── wsgi.py</text:p>
      <text:p text:style-name="P2">│ <text:s text:c="6"/>└── __init__.py</text:p>
      <text:p text:style-name="P2">│</text:p>
      <text:p text:style-name="P2">├── frontend/ <text:s text:c="21"/>→ Proyecto Angular (se desarrollará más adelante)</text:p>
      <text:p text:style-name="P2">│</text:p>
      <text:p text:style-name="P2">└── docs/ <text:s text:c="25"/>→ Documentación, modelo de datos y memoria</text:p>
      <text:p text:style-name="P2"/>
      <text:p text:style-name="P2">Esta organización garantiza una separación clara entre las capas del proyecto y refleja una estructura profesional típica en entornos de desarrollo full stack.</text:p>
      <text:p text:style-name="P2"/>
      <text:p text:style-name="P2">3.2. Creación y configuración del entorno virtual</text:p>
      <text:p text:style-name="P2"/>
      <text:p text:style-name="P2">Con el objetivo de aislar las dependencias del proyecto y evitar conflictos entre librerías de Python, se creó un entorno virtual en la carpeta backend mediante los siguientes comandos:</text:p>
      <text:p text:style-name="P2"/>
      <text:p text:style-name="P2">cd /home/tpons/Documentos/proyecto_agencia/backend</text:p>
      <text:p text:style-name="P2">python3 -m venv venv</text:p>
      <text:p text:style-name="P2">source venv/bin/activate</text:p>
      <text:p text:style-name="P2"/>
      <text:p text:style-name="P2">Una vez activado, se instalaron los paquetes necesarios para el desarrollo del backend:</text:p>
      <text:p text:style-name="P2"/>
      <text:p text:style-name="P2">pip install django djangorestframework psycopg2-binary</text:p>
      <text:p text:style-name="P2"/>
      <text:p text:style-name="P2">Estas librerías cumplen las siguientes funciones:</text:p>
      <text:p text:style-name="P2"/>
      <text:p text:style-name="P2">Django: framework principal del lado servidor.</text:p>
      <text:p text:style-name="P2"/>
      <text:p text:style-name="P2">Django REST Framework (DRF): extensión que permite crear una API REST de forma rápida y estructurada.</text:p>
      <text:p text:style-name="P2"/>
      <text:p text:style-name="P2">psycopg2-binary: conector que permite la comunicación entre Django y PostgreSQL.</text:p>
      <text:p text:style-name="P2"><text:soft-page-break/></text:p>
      <text:p text:style-name="P2">3.4. Configuración de la base de datos PostgreSQL</text:p>
      <text:p text:style-name="P2"/>
      <text:p text:style-name="P2">Para el almacenamiento persistente de los datos, se optó por PostgreSQL debido a su estabilidad, compatibilidad con Django y sus amplias capacidades para gestionar relaciones complejas y tipos de datos avanzados.</text:p>
      <text:p text:style-name="P2"/>
      <text:p text:style-name="P2">Desde la terminal del sistema operativo, se crearon la base de datos y el usuario dedicados al proyecto:</text:p>
      <text:p text:style-name="P2">CREATE DATABASE travel_agency_db;</text:p>
      <text:p text:style-name="P2">CREATE USER travel_user WITH PASSWORD '1234';</text:p>
      <text:p text:style-name="P2">ALTER ROLE travel_user SET client_encoding TO 'utf8';</text:p>
      <text:p text:style-name="P2">ALTER ROLE travel_user SET default_transaction_isolation TO 'read committed';</text:p>
      <text:p text:style-name="P2">ALTER ROLE travel_user SET timezone TO 'UTC';</text:p>
      <text:p text:style-name="P2">GRANT ALL PRIVILEGES ON DATABASE travel_agency_db TO travel_user;</text:p>
      <text:p text:style-name="P2"/>
      <text:p text:style-name="P2">Posteriormente, se concedieron permisos adicionales al usuario para garantizar que Django pudiera crear sus propias tablas dentro del esquema <text:span text:style-name="Source_20_Text">public</text:span>:</text:p>
      <text:p text:style-name="P2"/>
      <text:p text:style-name="P2">GRANT ALL ON SCHEMA public TO travel_user;</text:p>
      <text:p text:style-name="P2">ALTER DATABASE travel_agency_db OWNER TO travel_user;</text:p>
      <text:p text:style-name="P2">ALTER SCHEMA public OWNER TO travel_user;</text:p>
      <text:p text:style-name="P2"/>
      <text:p text:style-name="P2">3.5. Configuración de la conexión en Django</text:p>
      <text:p text:style-name="P2"/>
      <text:p text:style-name="P2">El siguiente paso consistió en modificar el archivo settings.py para que Django utilizase la base de datos PostgreSQL recién creada.</text:p>
      <text:p text:style-name="P2">La configuración final del bloque DATABASES fue la siguiente:</text:p>
      <text:p text:style-name="P2"/>
      <text:p text:style-name="P2">DATABASES = {</text:p>
      <text:p text:style-name="P2"><text:s text:c="4"/>'default': {</text:p>
      <text:p text:style-name="P2"><text:s text:c="8"/>'ENGINE': 'django.db.backends.postgresql',</text:p>
      <text:p text:style-name="P2"><text:s text:c="8"/>'NAME': 'travel_agency_db',</text:p>
      <text:p text:style-name="P2"><text:s text:c="8"/>'USER': 'travel_user',</text:p>
      <text:p text:style-name="P2"><text:s text:c="8"/>'PASSWORD': '1234',</text:p>
      <text:p text:style-name="P2"><text:s text:c="8"/>'HOST': 'localhost',</text:p>
      <text:p text:style-name="P2"><text:s text:c="8"/>'PORT': '5432',</text:p>
      <text:p text:style-name="P2"><text:s text:c="4"/>}</text:p>
      <text:p text:style-name="P2">}</text:p>
      <text:p text:style-name="P2"/>
      <text:p text:style-name="P2">3.6. Ejecución de migraciones y validación</text:p>
      <text:p text:style-name="P2"/>
      <text:p text:style-name="P2">Una vez completada la configuración, se ejecutó el comando:</text:p>
      <text:p text:style-name="P2">python manage.py migrate</text:p>
      <text:p text:style-name="P2"/>
      <text:p text:style-name="P2">Este proceso generó automáticamente las tablas internas de Django necesarias para el funcionamiento básico del framework:</text:p>
      <text:p text:style-name="P2"/>
      <text:p text:style-name="P2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4">Módulo</text:p>
            </table:table-cell>
            <table:table-cell table:style-name="Tabla1.A1" office:value-type="string">
              <text:p text:style-name="P4">Descripción</text:p>
            </table:table-cell>
          </table:table-row>
        </table:table-header-rows>
        <table:table-row>
          <table:table-cell table:style-name="Tabla1.A1" office:value-type="string">
            <text:p text:style-name="P3"><text:span text:style-name="Strong_20_Emphasis">auth</text:span></text:p>
          </table:table-cell>
          <table:table-cell table:style-name="Tabla1.A1" office:value-type="string">
            <text:p text:style-name="P3">Gestión de usuarios, grupos y permisos.</text:p>
          </table:table-cell>
        </table:table-row>
        <table:table-row>
          <table:table-cell table:style-name="Tabla1.A1" office:value-type="string">
            <text:p text:style-name="P3"><text:span text:style-name="Strong_20_Emphasis">admin</text:span></text:p>
          </table:table-cell>
          <table:table-cell table:style-name="Tabla1.A1" office:value-type="string">
            <text:p text:style-name="P3">Registro y administración de modelos.</text:p>
          </table:table-cell>
        </table:table-row>
        <text:soft-page-break/>
        <table:table-row>
          <table:table-cell table:style-name="Tabla1.A1" office:value-type="string">
            <text:p text:style-name="P3"><text:span text:style-name="Strong_20_Emphasis">contenttypes</text:span></text:p>
          </table:table-cell>
          <table:table-cell table:style-name="Tabla1.A1" office:value-type="string">
            <text:p text:style-name="P3">Mapeo interno de tipos de modelo en Django.</text:p>
          </table:table-cell>
        </table:table-row>
        <table:table-row>
          <table:table-cell table:style-name="Tabla1.A1" office:value-type="string">
            <text:p text:style-name="P3"><text:span text:style-name="Strong_20_Emphasis">sessions</text:span></text:p>
          </table:table-cell>
          <table:table-cell table:style-name="Tabla1.A1" office:value-type="string">
            <text:p text:style-name="P3">Almacenamiento de sesiones de usuario.</text:p>
          </table:table-cell>
        </table:table-row>
      </table:table>
      <text:p text:style-name="P2"/>
      <text:p text:style-name="P2"/>
      <text:h text:style-name="P1" text:outline-level="2"><text:span text:style-name="Strong_20_Emphasis">3.7. Conexión gráfica mediante pgAdmin4</text:span></text:h>
      <text:p text:style-name="Text_20_body">Para facilitar la gestión de la base de datos, se configuró <text:span text:style-name="Strong_20_Emphasis">pgAdmin4</text:span> como interfaz gráfica de administración.<text:line-break/>Esta herramienta permite inspeccionar tablas, ejecutar consultas SQL y verificar de forma visual la estructura del proyecto.</text:p>
      <text:p text:style-name="Text_20_body">Una vez abierta la aplicación, se creó una nueva conexión al servidor local mediante el menú<text:line-break/><text:span text:style-name="Strong_20_Emphasis">Servers → Create → Server</text:span>.<text:line-break/>En la pestaña <text:span text:style-name="Emphasis">Connection</text:span> se introdujeron los datos:</text:p>
      <text:p text:style-name="P2"/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Parámetro</text:p>
            </table:table-cell>
            <table:table-cell table:style-name="Tabla2.A1" office:value-type="string">
              <text:p text:style-name="Table_20_Heading">Valor</text:p>
            </table:table-cell>
          </table:table-row>
        </table:table-header-rows>
        <table:table-row>
          <table:table-cell table:style-name="Tabla2.A1" office:value-type="string">
            <text:p text:style-name="Table_20_Contents">Host name / address</text:p>
          </table:table-cell>
          <table:table-cell table:style-name="Tabla2.A1" office:value-type="string">
            <text:p text:style-name="Table_20_Contents"><text:span text:style-name="Source_20_Text">localhost</text:span></text:p>
          </table:table-cell>
        </table:table-row>
        <table:table-row>
          <table:table-cell table:style-name="Tabla2.A1" office:value-type="string">
            <text:p text:style-name="Table_20_Contents">Port</text:p>
          </table:table-cell>
          <table:table-cell table:style-name="Tabla2.A1" office:value-type="string">
            <text:p text:style-name="Table_20_Contents"><text:span text:style-name="Source_20_Text">5432</text:span></text:p>
          </table:table-cell>
        </table:table-row>
        <table:table-row>
          <table:table-cell table:style-name="Tabla2.A1" office:value-type="string">
            <text:p text:style-name="Table_20_Contents">Username</text:p>
          </table:table-cell>
          <table:table-cell table:style-name="Tabla2.A1" office:value-type="string">
            <text:p text:style-name="Table_20_Contents"><text:span text:style-name="Source_20_Text">travel_user</text:span></text:p>
          </table:table-cell>
        </table:table-row>
        <table:table-row>
          <table:table-cell table:style-name="Tabla2.A1" office:value-type="string">
            <text:p text:style-name="Table_20_Contents">Password</text:p>
          </table:table-cell>
          <table:table-cell table:style-name="Tabla2.A1" office:value-type="string">
            <text:p text:style-name="Table_20_Contents"><text:span text:style-name="Source_20_Text">1234</text:span></text:p>
          </table:table-cell>
        </table:table-row>
      </table:table>
      <text:p text:style-name="P2"/>
      <text:p text:style-name="P2"/>
      <text:h text:style-name="P1" text:outline-level="2"><text:span text:style-name="Strong_20_Emphasis">3.8. Creación del usuario administrador</text:span></text:h>
      <text:p text:style-name="Text_20_body">Con la base de datos y la conexión verificadas, se creó un <text:span text:style-name="Strong_20_Emphasis">usuario administrador de Django</text:span> mediante el comando:</text:p>
      <text:p text:style-name="P2">python manage.py createsuperuser</text:p>
      <text:p text:style-name="P2"/>
      <text:h text:style-name="P1" text:outline-level="2"><text:span text:style-name="Strong_20_Emphasis">3.9. Ejecución del servidor de desarrollo</text:span></text:h>
      <text:p text:style-name="Text_20_body">Una vez creado el superusuario, se inició el servidor de desarrollo con:</text:p>
      <text:p text:style-name="P2">python manage.py runserv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20:01:32.944651833</meta:creation-date>
    <dc:date>2025-11-06T20:57:58.701828010</dc:date>
    <meta:editing-duration>PT46M4S</meta:editing-duration>
    <meta:editing-cycles>1</meta:editing-cycles>
    <meta:generator>LibreOffice/24.2.7.2$Linux_X86_64 LibreOffice_project/420$Build-2</meta:generator>
    <meta:document-statistic meta:table-count="2" meta:image-count="0" meta:object-count="0" meta:page-count="3" meta:paragraph-count="91" meta:word-count="631" meta:character-count="4541" meta:non-whitespace-character-count="3826"/>
  </office:meta>
</office:document-meta>
</file>